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Arial" fo:font-weight="normal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Arial" fo:font-weight="normal" officeooo:paragraph-rsid="000f451d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Arial" fo:font-weight="normal" officeooo:rsid="000f451d" officeooo:paragraph-rsid="000f451d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Arial" fo:font-weight="normal" officeooo:rsid="000f451d" officeooo:paragraph-rsid="0012ffcf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2.499cm" fo:margin-right="2.3cm" fo:text-align="justify" style:justify-single-word="false" fo:text-indent="0cm" style:auto-text-indent="false" style:page-number="auto" fo:background-color="transparent"/>
      <style:text-properties style:font-name="Arial" fo:font-weight="normal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2.499cm" fo:margin-right="2.3cm" fo:text-align="justify" style:justify-single-word="false" fo:text-indent="0cm" style:auto-text-indent="false" fo:background-color="transparent"/>
      <style:text-properties style:font-name="Arial" fo:font-weight="normal" officeooo:rsid="000e6c6c" officeooo:paragraph-rsid="000f451d" style:font-weight-asian="normal" style:font-weight-complex="normal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officeooo:rsid="000f451d"/>
    </style:style>
    <style:style style:name="T2" style:family="text">
      <style:text-properties officeooo:rsid="00115c49"/>
    </style:style>
    <style:style style:name="T3" style:family="text">
      <style:text-properties officeooo:rsid="001395ea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9.716cm" fo:min-width="14.04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Forma1" draw:style-name="gr1" draw:text-style-name="P7" svg:width="14.047cm" svg:height="9.716cm" svg:x="1.642cm" svg:y="0.413cm"><text:p/><draw:enhanced-geometry svg:viewBox="0 0 21600 21600" draw:type="rectangle" draw:enhanced-path="M 0 0 L 21600 0 21600 21600 0 21600 0 0 Z N"/></draw:custom-shape></text:p>
      <text:p text:style-name="P6">Souza, Daniel Henrique Camargo de</text:p>
      <text:p text:style-name="P2">Pontas de prova de campo próximo em placas de circuito impresso: estudo, desenvolvimento e investigação experimental. / <text:span text:style-name="T1">Daniel Henrique Camargo de Souza; orientador, Prof. Dr. Luis Carlos Martinhago Schlichting – Florianópolis, SC, 2019.</text:span></text:p>
      <text:p text:style-name="P3">9<text:span text:style-name="T3">3</text:span> p. : il. color.</text:p>
      <text:p text:style-name="P3"/>
      <text:p text:style-name="P3"/>
      <text:p text:style-name="P3">Trabalho de Conclusão de Curso (Eng. Eletrônica) – Instituto Federal de Educação, Ciência e Tecnologia de Santa Catarina. Inclui referências.</text:p>
      <text:p text:style-name="P3"/>
      <text:p text:style-name="P3"/>
      <text:p text:style-name="P4">1. Pontas de <text:span text:style-name="T2">P</text:span>rova. 2. Campo <text:span text:style-name="T2">M</text:span>agnético <text:span text:style-name="T2">P</text:span>róximo. 3. Compatibilidade Eletromagnética. I. <text:s/>Schlichting, <text:s/>Luis C. M. II. Instituto Federal de Educação, Ciência e Tecnologia de Santa Catarina. III. Pontas de prova de campo próximo em placas de circuito impresso: estudo, desenvolvimento e investigação experiment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5:02:05.123094872</meta:creation-date>
    <dc:date>2019-06-25T19:58:48.984886775</dc:date>
    <meta:editing-duration>PT10M5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05" meta:character-count="739" meta:non-whitespace-character-count="635"/>
  </office:meta>
</office:document-meta>
</file>